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08D9076A29DEDD8D0CB.png" manifest:media-type="image/png"/>
  <manifest:file-entry manifest:full-path="Pictures/10000000000000EC0000018C26F3D7209FE90E4E.png" manifest:media-type="image/png"/>
  <manifest:file-entry manifest:full-path="Pictures/10000000000001BD000000F2EBD4135429F98066.png" manifest:media-type="image/png"/>
  <manifest:file-entry manifest:full-path="Pictures/10000201000000E1000000E1FEEF6E862A709EFC.png" manifest:media-type="image/png"/>
  <manifest:file-entry manifest:full-path="Pictures/100000000000027E000001BDCC82CC7F22C39F03.png" manifest:media-type="image/png"/>
  <manifest:file-entry manifest:full-path="Pictures/100002010000010D000000BC1C7F0BBCA8F0BB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5cm, 0cm, 0.69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bf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2a60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00a933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b85c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svg:stroke-color="#666666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svg:stroke-color="#5983b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152cm" svg:stroke-color="#80008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4" style:family="graphic" style:parent-style-name="objectwithoutfill">
      <style:graphic-properties svg:stroke-width="0.152cm" svg:stroke-color="#e6e905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72cm" svg:height="7.248cm" svg:x="-0.406cm" svg:y="3.333cm">
          <draw:image xlink:href="Pictures/100002010000010D000000BC1C7F0BBCA8F0BBA6.png" xlink:type="simple" xlink:show="embed" xlink:actuate="onLoad" loext:mime-type="image/png">
            <text:p/>
          </draw:image>
        </draw:frame>
        <draw:frame draw:style-name="gr2" draw:text-style-name="P1" draw:layer="layout" svg:width="10.278cm" svg:height="7.308cm" draw:transform="rotate (-1.58109376938166) translate (24.893cm -6.042cm)">
          <draw:image xlink:href="Pictures/10000201000000E1000000E1FEEF6E862A709EFC.png" xlink:type="simple" xlink:show="embed" xlink:actuate="onLoad" loext:mime-type="image/png">
            <text:p/>
          </draw:image>
        </draw:frame>
        <draw:frame draw:style-name="gr3" draw:text-style-name="P1" draw:layer="layout" svg:width="12.878cm" svg:height="8.983cm" draw:transform="rotate (3.14124358773939) translate (38.159cm 14.099cm)">
          <draw:image xlink:href="Pictures/100000000000027E000001BDCC82CC7F22C39F03.png" xlink:type="simple" xlink:show="embed" xlink:actuate="onLoad" loext:mime-type="image/png">
            <text:p/>
          </draw:image>
        </draw:frame>
        <draw:polyline draw:style-name="gr4" draw:text-style-name="P2" draw:layer="layout" svg:width="11.121cm" svg:height="14.754cm" draw:transform="rotate (-3.14159265358979) translate (6.192cm 12.722cm)" svg:viewBox="0 0 11122 14755" draw:points="11122,14727 8754,14755 8782,0 0,0 0,2533 56,2477">
          <text:p/>
        </draw:polyline>
        <draw:polyline draw:style-name="gr5" draw:text-style-name="P2" draw:layer="layout" svg:width="10.722cm" svg:height="14.818cm" draw:transform="rotate (-3.14159265358979) translate (5.821cm 11.783cm)" svg:viewBox="0 0 10723 14819" draw:points="10723,14791 8077,14819 8008,0 0,0 0,1447">
          <text:p/>
        </draw:polyline>
        <draw:polyline draw:style-name="gr6" draw:text-style-name="P2" draw:layer="layout" svg:width="12.867cm" svg:height="10.059cm" draw:transform="rotate (-3.14159265358979) translate (7.938cm 3.598cm)" svg:viewBox="0 0 12868 10060" draw:points="12868,10060 9052,10060 9102,1235 0,1235 0,0">
          <text:p/>
        </draw:polyline>
        <draw:polyline draw:style-name="gr7" draw:text-style-name="P2" draw:layer="layout" svg:width="10.073cm" svg:height="8.311cm" draw:transform="rotate (-3.14159265358979) translate (5.256cm 3.633cm)" svg:viewBox="0 0 10074 8312" draw:points="10074,8312 5785,8312 5820,1764 0,1764 0,0">
          <text:p/>
        </draw:polyline>
        <draw:polyline draw:style-name="gr8" draw:text-style-name="P2" draw:layer="layout" svg:width="9.333cm" svg:height="9.329cm" draw:transform="rotate (-3.14159265358979) translate (4.516cm 3.704cm)" svg:viewBox="0 0 9334 9330" draw:points="9334,9330 4711,9274 4728,847 0,847 0,0">
          <text:p/>
        </draw:polyline>
        <draw:polyline draw:style-name="gr9" draw:text-style-name="P2" draw:layer="layout" svg:width="9.734cm" svg:height="7.397cm" draw:transform="rotate (-3.14159265358979) translate (4.833cm 3.527cm)" svg:viewBox="0 0 9735 7398" draw:points="9735,7371 4638,7398 4586,2116 0,2116 0,0">
          <text:p/>
        </draw:polyline>
        <draw:polyline draw:style-name="gr4" draw:text-style-name="P2" draw:layer="layout" svg:width="13.613cm" svg:height="8.899cm" draw:transform="rotate (-3.14159265358979) translate (19.964cm 12.797cm)" svg:viewBox="0 0 13614 8900" draw:points="0,8900 8852,8900 8852,0 13614,0">
          <text:p/>
        </draw:polyline>
        <draw:polyline draw:style-name="gr5" draw:text-style-name="P2" draw:layer="layout" svg:width="9.754cm" svg:height="14.96cm" draw:transform="rotate (-1.5707963267949) translate (20.589cm 3.859cm)" svg:viewBox="0 0 9755 14961" draw:points="0,169 9755,0 9755,14961 7927,14961">
          <text:p/>
        </draw:polyline>
        <draw:polyline draw:style-name="gr10" draw:text-style-name="P2" draw:layer="layout" svg:width="10.831cm" svg:height="12.388cm" draw:transform="rotate (-1.5707963267949) translate (21.042cm 3.985cm)" svg:viewBox="0 0 10832 12389" draw:points="0,0 10832,0 10832,12389 6443,12202">
          <text:p/>
        </draw:polyline>
        <draw:polyline draw:style-name="gr11" draw:text-style-name="P2" draw:layer="layout" svg:width="16.749cm" svg:height="12.149cm" draw:transform="rotate (-2.35619449019235) translate (27.2525cm 9.60349999999999cm)" svg:viewBox="0 0 16750 12150" draw:points="0,7946 132,7946 8077,0 16750,8673 13272,12150 13250,12128">
          <text:p/>
        </draw:polyline>
        <draw:polyline draw:style-name="gr4" draw:text-style-name="P2" draw:layer="layout" svg:width="19.107cm" svg:height="8.172cm" draw:transform="rotate (-3.14159265358979) translate (25.164cm 18.109cm)" svg:viewBox="0 0 19108 8173" draw:points="0,8173 1293,8173 1293,0 19108,0 19108,5409">
          <text:p/>
        </draw:polyline>
        <draw:polyline draw:style-name="gr5" draw:text-style-name="P2" draw:layer="layout" svg:width="19.578cm" svg:height="7.996cm" draw:transform="rotate (-3.14159265358979) translate (25.282cm 17.345cm)" svg:viewBox="0 0 19579 7997" draw:points="0,7997 2234,7997 2234,0 19579,0 19579,3822">
          <text:p/>
        </draw:polyline>
        <draw:polyline draw:style-name="gr12" draw:text-style-name="P2" draw:layer="layout" svg:width="17.461cm" svg:height="7.231cm" draw:transform="rotate (-3.14159265358979) translate (25.223cm 16.11cm)" svg:viewBox="0 0 17462 7232" draw:points="0,7232 7879,7232 7879,0 17462,0 17462,6056">
          <text:p/>
        </draw:polyline>
        <draw:frame draw:style-name="gr3" draw:text-style-name="P1" draw:layer="layout" svg:width="11.773cm" svg:height="6.402cm" svg:x="-16.016cm" svg:y="4.665cm">
          <draw:image xlink:href="Pictures/10000000000001BD000000F2EBD4135429F98066.png" xlink:type="simple" xlink:show="embed" xlink:actuate="onLoad" loext:mime-type="image/png">
            <text:p/>
          </draw:image>
        </draw:frame>
        <draw:polyline draw:style-name="gr5" draw:text-style-name="P2" draw:layer="layout" svg:width="10.458cm" svg:height="5.976cm" svg:x="-4.794cm" svg:y="7.657cm" svg:viewBox="0 0 10459 5977" draw:points="0,0 1246,0 1246,5977 10459,5977">
          <text:p/>
        </draw:polyline>
        <draw:polyline draw:style-name="gr4" draw:text-style-name="P2" draw:layer="layout" svg:width="12.948cm" svg:height="8.216cm" draw:transform="rotate (-3.14159265358979) translate (6.101cm 15.75cm)" svg:viewBox="0 0 12949 8217" draw:points="11953,8217 12949,8217 12949,0 0,0">
          <text:p/>
        </draw:polyline>
        <draw:polyline draw:style-name="gr13" draw:text-style-name="P2" draw:layer="layout" svg:width="10.696cm" svg:height="13.514cm" draw:transform="rotate (2.35619449019234) translate (-2.25699999999986cm 11.844cm)" svg:viewBox="0 0 10697 13515" draw:points="5305,0 5876,0 10697,4821 2003,13515 0,11512">
          <text:p/>
        </draw:polyline>
        <draw:polyline draw:style-name="gr14" draw:text-style-name="P2" draw:layer="layout" svg:width="11.317cm" svg:height="4.389cm" svg:x="-5.136cm" svg:y="3.797cm" svg:viewBox="0 0 11318 4390" draw:points="0,4390 11318,4333 10705,0">
          <text:p/>
        </draw:polyline>
        <draw:polyline draw:style-name="gr8" draw:text-style-name="P2" draw:layer="layout" svg:width="11.256cm" svg:height="7.696cm" draw:transform="rotate (-3.14159265358979) translate (4.763cm 11.522cm)" svg:viewBox="0 0 11257 7697" draw:points="10704,2887 11257,2887 11257,0 0,0 217,7649 505,7697">
          <text:p/>
        </draw:polyline>
        <draw:polyline draw:style-name="gr7" draw:text-style-name="P2" draw:layer="layout" svg:width="10.39cm" svg:height="4.905cm" svg:x="-4.883cm" svg:y="3.801cm" svg:viewBox="0 0 10391 4906" draw:points="0,4906 10391,4906 10151,0">
          <text:p/>
        </draw:polyline>
        <draw:polyline draw:style-name="gr9" draw:text-style-name="P2" draw:layer="layout" svg:width="8.346cm" svg:height="11.136cm" draw:transform="rotate (-1.5707963267949) translate (4.883cm 3.896cm)" svg:viewBox="0 0 8347 11137" draw:points="0,0 8347,0 8347,11137 5268,11137 5268,10680">
          <text:p/>
        </draw:polyline>
        <draw:frame draw:style-name="gr3" draw:text-style-name="P1" draw:layer="layout" svg:width="6.243cm" svg:height="10.477cm" svg:x="27.673cm" svg:y="-7.875cm">
          <draw:image xlink:href="Pictures/10000000000000EC0000018C26F3D7209FE90E4E.png" xlink:type="simple" xlink:show="embed" xlink:actuate="onLoad" loext:mime-type="image/png">
            <text:p/>
          </draw:image>
        </draw:frame>
        <draw:frame draw:style-name="gr3" draw:text-style-name="P1" draw:layer="layout" svg:width="14.382cm" svg:height="8.667cm" draw:transform="rotate (3.13530946828261) translate (-4.821cm 0.882cm)">
          <draw:image xlink:href="Pictures/10000000000000EA0000008D9076A29DEDD8D0CB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1:44.171424738</meta:creation-date>
    <dc:date>2023-08-25T16:12:00.522356118</dc:date>
    <meta:editing-duration>PT6H57M14S</meta:editing-duration>
    <meta:editing-cycles>32</meta:editing-cycles>
    <meta:generator>LibreOffice/6.4.7.2$Linux_X86_64 LibreOffice_project/40$Build-2</meta:generator>
    <meta:document-statistic meta:object-count="51"/>
  </office:meta>
</office:document-meta>
</file>